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3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accent5" loext:color-type="theme"/>
      </style:text-properties>
    </style:style>
    <style:style style:name="T5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hyperlink" loext:color-type="theme"/>
      </style:text-properties>
    </style:style>
    <style:style style:name="T8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accent5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1cm" text:min-label-width="0.929cm"/>
        <style:text-properties style:font-name="Arial" fo:color="#595959" fo:font-size="100%"/>
      </text:list-level-style-bullet>
      <text:list-level-style-bullet text:level="2" text:bullet-char="○">
        <style:list-level-properties text:space-before="1.677cm" text:min-label-width="0.863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○">
        <style:list-level-properties text:space-before="1.751cm" text:min-label-width="0.789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reating Sounds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reating Sound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nd/Music Tools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Sound/Music Tools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BeepBox(</text:span><text:span text:style-name="T4"><text:a xlink:href="https://www.beepbox.co/" xlink:type="simple">https://www.beepbox.co/</text:a></text:span><text:span text:style-name="T3">)</text:span></text:p>
              </text:list-item>
              <text:list-item>
                <text:p text:style-name="P6"><text:span text:style-name="T3">Audacity (</text:span><text:span text:style-name="T5"><text:a xlink:href="https://www.audacityteam.org/" xlink:type="simple">https://www.audacityteam.org/</text:a></text:span><text:span text:style-name="T3">)</text:span></text:p>
              </text:list-item>
              <text:list-item>
                <text:p text:style-name="P6"><text:span text:style-name="T3">Lmms (</text:span><text:span text:style-name="T5"><text:a xlink:href="https://lmms.io/" xlink:type="simple">https://lmms.io/</text:a></text:span><text:span text:style-name="T3">)</text:span></text:p>
              </text:list-item>
              <text:list-item>
                <text:p text:style-name="P6"><text:span text:style-name="T3">Kenny (</text:span><text:span text:style-name="T5"><text:a xlink:href="https://www.kenney.nl/" xlink:type="simple">https://www.kenney.nl/</text:a></text:span><text:span text:style-name="T3">)</text:span></text:p>
              </text:list-item>
            </text:list>
          </draw:text-box>
        </draw:frame>
        <presentation:notes draw:style-name="dp2">
          <draw:page-thumbnail draw:name="Google Shape;57;g24894d7e89b_0_25:notes" draw:style-name="gr1" draw:layer="layout" svg:width="16.932cm" svg:height="9.524cm" svg:x="1.059cm" svg:y="1.905cm" draw:page-number="2" presentation:class="page"/>
          <draw:frame draw:name="Google Shape;58;g24894d7e89b_0_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epBox" draw:style-name="dp1" draw:master-page-name="TITLE_5f_AND_5f_BODY" presentation:presentation-page-layout-name="AL2T1">
        <draw:frame draw:name="Google Shape;66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BeepBox</text:span></text:p>
          </draw:text-box>
        </draw:frame>
        <draw:frame draw:name="Google Shape;67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3">BeepBox(</text:span><text:span text:style-name="T4"><text:a xlink:href="https://www.beepbox.co/" xlink:type="simple">https://www.beepbox.co/</text:a></text:span><text:span text:style-name="T3">)</text:span></text:p>
              </text:list-item>
              <text:list-item>
                <text:p text:style-name="P6"><text:span text:style-name="T3">Play with it create a song</text:span></text:p>
              </text:list-item>
              <text:list-item>
                <text:p text:style-name="P6"><text:span text:style-name="T3">(Less is more)</text:span></text:p>
              </text:list-item>
              <text:list-item>
                <text:p text:style-name="P6"><text:span text:style-name="T3">Export a wav for use later.</text:span></text:p>
              </text:list-item>
              <text:list-item>
                <text:p text:style-name="P6"><text:span text:style-name="T3">Save it as yourname-title.wav</text:span></text:p>
              </text:list-item>
              <text:list-item>
                <text:p text:style-name="P6"><text:span text:style-name="T3">Upload it to the </text:span><text:span text:style-name="T5"><text:a xlink:href="https://drive.google.com/drive/folders/1IwPo2qDW8L0Gs3noGrHOd4YUh6cKDlAt?usp=drive_link" xlink:type="simple">shared drive</text:a></text:span></text:p>
              </text:list-item>
            </text:list>
          </draw:text-box>
        </draw:frame>
        <presentation:notes draw:style-name="dp2">
          <draw:page-thumbnail draw:name="Google Shape;63;g2e3a51e55fe_0_5:notes" draw:style-name="gr1" draw:layer="layout" svg:width="16.932cm" svg:height="9.524cm" svg:x="1.059cm" svg:y="1.905cm" draw:page-number="3" presentation:class="page"/>
          <draw:frame draw:name="Google Shape;64;g2e3a51e55fe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 to Audacity" draw:style-name="dp1" draw:master-page-name="TITLE_5f_AND_5f_BODY" presentation:presentation-page-layout-name="AL2T1">
        <draw:frame draw:name="Google Shape;72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Intro to Audacity</text:span></text:p>
          </draw:text-box>
        </draw:frame>
        <draw:frame draw:name="Google Shape;73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3">Record yourself screaming (Don’t scream too loud)</text:span></text:p>
              </text:list-item>
              <text:list-item>
                <text:p text:style-name="P6"><text:span text:style-name="T3">Clip the recording so that it only includes the scream</text:span></text:p>
              </text:list-item>
              <text:list-item>
                <text:p text:style-name="P6"><text:span text:style-name="T3">Save as an audacity project.</text:span></text:p>
              </text:list-item>
              <text:list-item>
                <text:p text:style-name="P6"><text:span text:style-name="T3">Export as an mp3 or ogg</text:span></text:p>
              </text:list-item>
              <text:list-item>
                <text:p text:style-name="P6"><text:span text:style-name="T3">Save it as username-title.mp3 <text:s/>(or ogg)</text:span></text:p>
              </text:list-item>
              <text:list-item>
                <text:p text:style-name="P6"><text:span text:style-name="T3">Upload it to the </text:span><text:span text:style-name="T5"><text:a xlink:href="https://drive.google.com/drive/folders/14JjPd5obe1qlvp7m875UC_fal8gY4rRs?usp=drive_link" xlink:type="simple">shared drive</text:a></text:span></text:p>
              </text:list-item>
              <text:list-item>
                <text:p text:style-name="P6"><text:span text:style-name="T3">Try to clean up the audio with some of the effect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Trim the ends</text:span></text:p>
                  </text:list-item>
                  <text:list-item>
                    <text:p text:style-name="P6"><text:span text:style-name="T6">Inhance it so the waveform is “fat”</text:span></text:p>
                  </text:list-item>
                </text:list>
              </text:list-item>
              <text:list-item>
                <text:p text:style-name="P6"><text:span text:style-name="T3">Load up your song from beepbox and try some effects.</text:span></text:p>
              </text:list-item>
              <text:list-item>
                <text:p text:style-name="P6"><text:span text:style-name="T3">Tutorials</text:span></text:p>
                <text:list>
                  <text:list-item>
                    <text:p text:style-name="P6"><text:span text:style-name="T7"><text:a xlink:href="https://www.youtube.com/watch?v=_1U3tivakKU&amp;list=PLqazFFzUAPc7XJjOcH4iPDoIeFHA_eyKh&amp;index=3" xlink:type="simple">Basic audio editing</text:a></text:span></text:p>
                  </text:list-item>
                  <text:list-item>
                    <text:p text:style-name="P6"><text:span text:style-name="T7"><text:a xlink:href="https://www.youtube.com/watch?v=GHe_Og-yEow" xlink:type="simple">Audacity Essentials</text:a></text:span></text:p>
                  </text:list-item>
                  <text:list-item>
                    <text:p text:style-name="P6"><text:span text:style-name="T7"><text:a xlink:href="https://www.youtube.com/watch?v=vlzOb4OLj94" xlink:type="simple">Audacity for Beginner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2e3a51e55fe_0_0:notes" draw:style-name="gr1" draw:layer="layout" svg:width="16.932cm" svg:height="9.524cm" svg:x="1.059cm" svg:y="1.905cm" draw:page-number="4" presentation:class="page"/>
          <draw:frame draw:name="Google Shape;70;g2e3a51e55fe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MMS" draw:style-name="dp1" draw:master-page-name="TITLE_5f_AND_5f_BODY" presentation:presentation-page-layout-name="AL2T1">
        <draw:frame draw:name="Google Shape;78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2">LMMS</text:span></text:p>
          </draw:text-box>
        </draw:frame>
        <draw:frame draw:name="Google Shape;79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3">Remove Automation track and triple oscillator</text:span></text:p>
              </text:list-item>
              <text:list-item>
                <text:p text:style-name="P6"><text:span text:style-name="T3">Select the beat/bassline: Add Samples: kicker, shaker, bass</text:span></text:p>
              </text:list-item>
              <text:list-item>
                <text:p text:style-name="P6"><text:span text:style-name="T3">Use Beat/bassline editor to come up with a simple tune.</text:span></text:p>
              </text:list-item>
              <text:list-item>
                <text:p text:style-name="P6"><text:span text:style-name="T3">Back in the Song editor click on some spaces to activate beat/bassline track 10 slots or so.</text:span></text:p>
              </text:list-item>
              <text:list-item>
                <text:p text:style-name="P6"><text:span text:style-name="T3">Save your project</text:span></text:p>
              </text:list-item>
              <text:list-item>
                <text:p text:style-name="P6"><text:span text:style-name="T3">Pull a piano/synth into the song editor.</text:span></text:p>
              </text:list-item>
              <text:list-item>
                <text:p text:style-name="P6"><text:span text:style-name="T3">Save again and export your song as well and upload to the </text:span><text:span text:style-name="T5"><text:a xlink:href="https://drive.google.com/drive/folders/1RIJ11xCwYA9kqRbGRnx-6-w96RgaNIIK?usp=drive_link" xlink:type="simple">shared drive</text:a></text:span></text:p>
              </text:list-item>
              <text:list-item>
                <text:p text:style-name="P6"><text:span text:style-name="T3">Open up the piano role by double clicking 4 spaces out on the piano line.</text:span></text:p>
              </text:list-item>
              <text:list-item>
                <text:p text:style-name="P6"><text:span text:style-name="T3">Click on the sample track and the 8th space in the player and import your scream.</text:span></text:p>
              </text:list-item>
              <text:list-item>
                <text:p text:style-name="P6"><text:span text:style-name="T3">Check out the demos provided by the software</text:span></text:p>
              </text:list-item>
              <text:list-item>
                <text:p text:style-name="P6"><text:span text:style-name="T3">Tutorial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7"><text:a xlink:href="https://www.youtube.com/watch?v=3qfa9hGJzoY" xlink:type="simple">lmms tutorial for beginners</text:a></text:span></text:p>
                  </text:list-item>
                  <text:list-item>
                    <text:p text:style-name="P6"><text:span text:style-name="T7"><text:a xlink:href="https://www.youtube.com/watch?v=jg8qHSZufko&amp;list=PLqazFFzUAPc4K1To5JTtR3cskcdRifM1M&amp;index=3" xlink:type="simple">Instruments and side bar</text:a></text:span></text:p>
                  </text:list-item>
                  <text:list-item>
                    <text:p text:style-name="P6"><text:span text:style-name="T7"><text:a xlink:href="https://www.youtube.com/watch?v=YzYA1i9SZ8A&amp;list=PLqazFFzUAPc4K1To5JTtR3cskcdRifM1M&amp;index=4" xlink:type="simple">Beat and Bassline</text:a></text:span></text:p>
                  </text:list-item>
                  <text:list-item>
                    <text:p text:style-name="P6"><text:span text:style-name="T7"><text:a xlink:href="https://www.youtube.com/watch?v=b8LEZ7fjG4I&amp;list=PLqazFFzUAPc4K1To5JTtR3cskcdRifM1M&amp;index=5" xlink:type="simple">Piano Roll</text:a></text:span></text:p>
                  </text:list-item>
                  <text:list-item>
                    <text:p text:style-name="P6"><text:span text:style-name="T8"><text:a xlink:href="https://www.youtube.com/watch?v=cy7Y4PuXnsY" xlink:type="simple">More beats/Drums</text:a></text:span></text:p>
                  </text:list-item>
                  <text:list-item>
                    <text:p text:style-name="P6"><text:span text:style-name="T7"><text:a xlink:href="https://www.youtube.com/watch?v=XyrCwuU43Qc" xlink:type="simple">I tried making a beat in LMMS</text:a></text:span></text:p>
                  </text:list-item>
                  <text:list-item>
                    <text:p text:style-name="P6"><text:span text:style-name="T7"><text:a xlink:href="https://www.youtube.com/watch?v=LjYQ0SGoei0" xlink:type="simple">Sampling Songs with LMMS and audacity</text:a></text:span></text:p>
                  </text:list-item>
                  <text:list-item>
                    <text:p text:style-name="P6"><text:span text:style-name="T7"><text:a xlink:href="https://www.youtube.com/watch?v=0sRvkaxh8EU" xlink:type="simple">How to make better melodies in LMMS</text:a></text:span></text:p>
                  </text:list-item>
                  <text:list-item>
                    <text:p text:style-name="P6"><text:span text:style-name="T7"><text:a xlink:href="https://www.youtube.com/watch?v=pTFdm3UFW3w" xlink:type="simple">I made the Cyberpunk 2077 Music in LMM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2e3a51e55fe_0_10:notes" draw:style-name="gr1" draw:layer="layout" svg:width="16.932cm" svg:height="9.524cm" svg:x="1.059cm" svg:y="1.905cm" draw:page-number="5" presentation:class="page"/>
          <draw:frame draw:name="Google Shape;76;g2e3a51e55fe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25"/>
    <meta:generator>LibreOffice/25.8.2.2$Windows_X86_64 LibreOffice_project/d401f2107ccab8f924a8e2df40f573aab7605b6f</meta:generator>
  </office:meta>
</office:document-meta>
</file>